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41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4.1pt"/>
    </style:style>
    <style:style style:name="co4" style:family="table-column">
      <style:table-column-properties fo:break-before="auto" style:column-width="68.29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30.16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38.15pt"/>
    </style:style>
    <style:style style:name="co9" style:family="table-column">
      <style:table-column-properties fo:break-before="auto" style:column-width="30.95pt"/>
    </style:style>
    <style:style style:name="co10" style:family="table-column">
      <style:table-column-properties fo:break-before="auto" style:column-width="33.36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28b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28bff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bb2bf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abb2bf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11" table:number-columns-repeated="976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6"/>
          <table:table-cell table:number-columns-repeated="976"/>
        </table:table-row>
        <table:table-row table:style-name="ro1">
          <table:table-cell table:style-name="ce2" office:value-type="string" calcext:value-type="string">
            <text:p>Group 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976"/>
        </table:table-row>
        <table:table-row table:style-name="ro1">
          <table:table-cell table:style-name="ce3" office:value-type="string" calcext:value-type="string">
            <text:p>iteration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formula="of:=[.Q3]/7" office:value-type="float" office:value="2.428571429" calcext:value-type="float">
            <text:p>2.42857142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[.Q3]/37" office:value-type="float" office:value="0.4594594595" calcext:value-type="float">
            <text:p>0.4594594595</text:p>
          </table:table-cell>
          <table:table-cell table:style-name="ce6" table:formula="of:=SUM([.AO22:.AO28])" office:value-type="float" office:value="35" calcext:value-type="float">
            <text:p>3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formula="of:=35/7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formula="of:=[.W3]/[.V3]" office:value-type="float" office:value="0.4" calcext:value-type="float">
            <text:p>0.4</text:p>
          </table:table-cell>
          <table:table-cell table:style-name="ce6" table:formula="of:=[.AG29]" office:value-type="float" office:value="810" calcext:value-type="float">
            <text:p>810</text:p>
          </table:table-cell>
          <table:table-cell table:style-name="ce6" table:formula="of:=[.AB3]/[.N3]" office:value-type="float" office:value="115.714285714286" calcext:value-type="float">
            <text:p>115.71428571428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67" calcext:value-type="float">
            <text:p>26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6" table:formula="of:=[.AB4]-[.AB3]" office:value-type="float" office:value="668" calcext:value-type="float">
            <text:p>66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style-name="ce6" table:formula="of:=[.AQ29]" office:value-type="float" office:value="0.886883696" calcext:value-type="float">
            <text:p>0.886883696</text:p>
          </table:table-cell>
          <table:table-cell table:style-name="ce6" table:formula="of:=[.AS29]" office:value-type="float" office:value="0.8734166982" calcext:value-type="float">
            <text:p>0.873416698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976"/>
        </table:table-row>
        <table:table-row table:style-name="ro1">
          <table:table-cell table:style-name="ce4" office:value-type="string" calcext:value-type="string">
            <text:p>iteration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19/7" office:value-type="float" office:value="2.714285714" calcext:value-type="float">
            <text:p>2.7142857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20/56" office:value-type="float" office:value="0.3571428571" calcext:value-type="float">
            <text:p>0.357142857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41/7" office:value-type="float" office:value="5.857142857" calcext:value-type="float">
            <text:p>5.8571428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414634" calcext:value-type="float">
            <text:p>0.41463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table:formula="of:=[.AB4]/[.N4]" office:value-type="float" office:value="211.142857142857" calcext:value-type="float">
            <text:p>211.14285714285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478" calcext:value-type="float">
            <text:p>14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862938616" calcext:value-type="float">
            <text:p>0.862938616</text:p>
          </table:table-cell>
          <table:table-cell table:style-name="ce4" office:value-type="float" office:value="0.8931859276" calcext:value-type="float">
            <text:p>0.89318592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48"/>
          <table:table-cell table:number-columns-repeated="976"/>
        </table:table-row>
        <table:table-row table:style-name="ro1">
          <table:table-cell table:style-name="ce5" table:number-columns-repeated="48"/>
          <table:table-cell table:number-columns-repeated="976"/>
        </table:table-row>
        <table:table-row table:style-name="ro1" table:number-rows-repeated="4">
          <table:table-cell table:style-name="ce5" table:number-columns-repeated="48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8" office:value-type="string" calcext:value-type="string" table:number-columns-spanned="4" table:number-rows-spanned="1">
            <text:p>iteration 1</text:p>
          </table:table-cell>
          <table:covered-table-cell table:number-columns-repeated="3"/>
          <table:table-cell table:style-name="ce10" office:value-type="string" calcext:value-type="string">
            <text:p>code</text:p>
          </table:table-cell>
          <table:table-cell/>
          <table:table-cell table:style-name="ce11" office:value-type="string" calcext:value-type="string">
            <text:p>comment</text:p>
          </table:table-cell>
          <table:table-cell/>
          <table:table-cell table:style-name="ce11" office:value-type="string" calcext:value-type="string">
            <text:p>blank</text:p>
          </table:table-cell>
          <table:table-cell/>
          <table:table-cell table:style-name="ce11" office:value-type="string" calcext:value-type="string">
            <text:p>total</text:p>
          </table:table-cell>
          <table:table-cell/>
          <table:table-cell table:style-name="ce5" office:value-type="string" calcext:value-type="string">
            <text:p>methods</text:p>
          </table:table-cell>
          <table:table-cell/>
          <table:table-cell table:style-name="ce4" office:value-type="string" calcext:value-type="string">
            <text:p>LOC Entropy</text:p>
          </table:table-cell>
          <table:table-cell/>
          <table:table-cell table:style-name="ce5" office:value-type="string" calcext:value-type="string">
            <text:p>Method Entropy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Advisor.java" xlink:type="simple">Advisor.java</text:a></text:p>
          </table:table-cell>
          <table:covered-table-cell table:number-columns-repeated="3"/>
          <table:table-cell table:style-name="ce11" office:value-type="float" office:value="92" calcext:value-type="float">
            <text:p>92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/>
          <table:table-cell table:style-name="ce12" office:value-type="float" office:value="115" calcext:value-type="float">
            <text:p>11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formula="of:=([.AG12]/SUM([.$AG12:.$AG18]))*LOG([.AG12]/SUM([.$AG12:.$AG18]);7)" office:value-type="float" office:value="-0.1095689985" calcext:value-type="float">
            <text:p>-0.1095689985</text:p>
          </table:table-cell>
          <table:table-cell/>
          <table:table-cell table:style-name="ce4" table:formula="of:=([.AO12]/SUM([.$AO$12:.$AO$18]))*LOG([.AO12]/SUM([.$AO$12:.$AO$18]);7)" office:value-type="float" office:value="-0.076975092478148" calcext:value-type="float">
            <text:p>-0.076975092478148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Course.java" xlink:type="simple">Course.java</text:a></text:p>
          </table:table-cell>
          <table:covered-table-cell table:number-columns-repeated="3"/>
          <table:table-cell table:style-name="ce12" office:value-type="float" office:value="81" calcext:value-type="float">
            <text:p>81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/>
          <table:table-cell table:style-name="ce12" office:value-type="float" office:value="105" calcext:value-type="float">
            <text:p>10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formula="of:=([.AG13]/SUM([.$AG12:.$AG18]))*LOG([.AG13]/SUM([.$AG12:.$AG18]);7)" office:value-type="float" office:value="-0.1015117456" calcext:value-type="float">
            <text:p>-0.1015117456</text:p>
          </table:table-cell>
          <table:table-cell/>
          <table:table-cell table:style-name="ce4" table:formula="of:=([.AO13]/SUM([.$AO$12:.$AO$18]))*LOG([.AO13]/SUM([.$AO$12:.$AO$18]);7)" office:value-type="float" office:value="-0.076975092478148" calcext:value-type="float">
            <text:p>-0.076975092478148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Grade.java" xlink:type="simple">Grade.java</text:a></text:p>
          </table:table-cell>
          <table:covered-table-cell table:number-columns-repeated="3"/>
          <table:table-cell table:style-name="ce12" office:value-type="float" office:value="31" calcext:value-type="float">
            <text:p>31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/>
          <table:table-cell table:style-name="ce12" office:value-type="float" office:value="43" calcext:value-type="float">
            <text:p>4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formula="of:=([.AG14]/SUM([.$AG12:.$AG18]))*LOG([.AG14]/SUM([.$AG12:.$AG18]);7)" office:value-type="float" office:value="-0.05340866513" calcext:value-type="float">
            <text:p>-0.05340866513</text:p>
          </table:table-cell>
          <table:table-cell/>
          <table:table-cell table:style-name="ce4" table:formula="of:=([.AO14]/SUM([.$AO$12:.$AO$18]))*LOG([.AO14]/SUM([.$AO$12:.$AO$18]);7)" office:value-type="float" office:value="-0.076975092478148" calcext:value-type="float">
            <text:p>-0.076975092478148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Student.java" xlink:type="simple">Student.java</text:a></text:p>
          </table:table-cell>
          <table:covered-table-cell table:number-columns-repeated="3"/>
          <table:table-cell table:style-name="ce12" office:value-type="float" office:value="116" calcext:value-type="float">
            <text:p>116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/>
          <table:table-cell table:style-name="ce12" office:value-type="float" office:value="163" calcext:value-type="float">
            <text:p>16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/>
          <table:table-cell table:style-name="ce4" table:formula="of:=([.AG15]/SUM([.$AG12:.$AG18]))*LOG([.AG15]/SUM([.$AG12:.$AG18]);7)" office:value-type="float" office:value="-0.125004541" calcext:value-type="float">
            <text:p>-0.125004541</text:p>
          </table:table-cell>
          <table:table-cell/>
          <table:table-cell table:style-name="ce4" table:formula="of:=([.AO15]/SUM([.$AO$12:.$AO$18]))*LOG([.AO15]/SUM([.$AO$12:.$AO$18]);7)" office:value-type="float" office:value="-0.17247576792686" calcext:value-type="float">
            <text:p>-0.17247576792686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StudentTranscript.java" xlink:type="simple">StudentTranscript.java</text:a></text:p>
          </table:table-cell>
          <table:covered-table-cell table:number-columns-repeated="3"/>
          <table:table-cell table:style-name="ce12" office:value-type="float" office:value="109" calcext:value-type="float">
            <text:p>10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/>
          <table:table-cell table:style-name="ce12" office:value-type="float" office:value="124" calcext:value-type="float">
            <text:p>12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4" table:formula="of:=([.AG16]/SUM([.$AG12:.$AG18]))*LOG([.AG16]/SUM([.$AG12:.$AG18]);7)" office:value-type="float" office:value="-0.1207784784" calcext:value-type="float">
            <text:p>-0.1207784784</text:p>
          </table:table-cell>
          <table:table-cell/>
          <table:table-cell table:style-name="ce4" table:formula="of:=([.AO16]/SUM([.$AO$12:.$AO$18]))*LOG([.AO16]/SUM([.$AO$12:.$AO$18]);7)" office:value-type="float" office:value="-0.133577695165508" calcext:value-type="float">
            <text:p>-0.133577695165508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system/RegistrationSystem.java" xlink:type="simple">RegistrationSystem.java</text:a></text:p>
          </table:table-cell>
          <table:covered-table-cell table:number-columns-repeated="3"/>
          <table:table-cell table:style-name="ce12" office:value-type="float" office:value="416" calcext:value-type="float">
            <text:p>416</text:p>
          </table:table-cell>
          <table:table-cell/>
          <table:table-cell table:style-name="ce12" office:value-type="float" office:value="161" calcext:value-type="float">
            <text:p>161</text:p>
          </table:table-cell>
          <table:table-cell/>
          <table:table-cell table:style-name="ce12" office:value-type="float" office:value="64" calcext:value-type="float">
            <text:p>64</text:p>
          </table:table-cell>
          <table:table-cell/>
          <table:table-cell table:style-name="ce12" office:value-type="float" office:value="641" calcext:value-type="float">
            <text:p>64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/>
          <table:table-cell table:style-name="ce4" table:formula="of:=([.AG17]/SUM([.$AG12:.$AG18]))*LOG([.AG17]/SUM([.$AG12:.$AG18]);7)" office:value-type="float" office:value="-0.1885209118" calcext:value-type="float">
            <text:p>-0.1885209118</text:p>
          </table:table-cell>
          <table:table-cell/>
          <table:table-cell table:style-name="ce4" table:formula="of:=([.AO17]/SUM([.$AO$12:.$AO$18]))*LOG([.AO17]/SUM([.$AO$12:.$AO$18]);7)" office:value-type="float" office:value="-0.178103593554011" calcext:value-type="float">
            <text:p>-0.178103593554011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system/University.java" xlink:type="simple">University.java</text:a></text:p>
          </table:table-cell>
          <table:covered-table-cell table:number-columns-repeated="3"/>
          <table:table-cell table:style-name="ce12" office:value-type="float" office:value="206" calcext:value-type="float">
            <text:p>206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/>
          <table:table-cell table:style-name="ce12" office:value-type="float" office:value="37" calcext:value-type="float">
            <text:p>37</text:p>
          </table:table-cell>
          <table:table-cell/>
          <table:table-cell table:style-name="ce12" office:value-type="float" office:value="260" calcext:value-type="float">
            <text:p>26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/>
          <table:table-cell table:style-name="ce4" table:formula="of:=([.AG18]/SUM([.$AG12:.$AG18]))*LOG([.AG18]/SUM([.$AG12:.$AG18]);7)" office:value-type="float" office:value="-0.1641452756" calcext:value-type="float">
            <text:p>-0.1641452756</text:p>
          </table:table-cell>
          <table:table-cell/>
          <table:table-cell table:style-name="ce4" table:formula="of:=([.AO18]/SUM([.$AO$12:.$AO$18]))*LOG([.AO18]/SUM([.$AO$12:.$AO$18]);7)" office:value-type="float" office:value="-0.178103593554011" calcext:value-type="float">
            <text:p>-0.178103593554011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30"/>
          <table:table-cell table:number-columns-repeated="2"/>
          <table:table-cell table:style-name="ce6" table:formula="of:=SUM([.AG12:.AG18])" office:value-type="float" office:value="1051" calcext:value-type="float">
            <text:p>1051</text:p>
          </table:table-cell>
          <table:table-cell/>
          <table:table-cell table:style-name="ce13"/>
          <table:table-cell table:style-name="ce14"/>
          <table:table-cell table:number-columns-repeated="2"/>
          <table:table-cell table:style-name="ce15" table:number-columns-repeated="3"/>
          <table:table-cell/>
          <table:table-cell table:style-name="ce5" table:formula="of:=-SUM([.AQ12:.AQ18])" office:value-type="float" office:value="0.862938616" calcext:value-type="float">
            <text:p>0.862938616</text:p>
          </table:table-cell>
          <table:table-cell/>
          <table:table-cell table:style-name="ce5" table:formula="of:=-SUM([.AS12:.AS18])" office:value-type="float" office:value="0.8931859276" calcext:value-type="float">
            <text:p>0.8931859276</text:p>
          </table:table-cell>
          <table:table-cell table:number-columns-repeated="2"/>
          <table:table-cell table:style-name="ce5"/>
          <table:table-cell table:number-columns-repeated="976"/>
        </table:table-row>
        <table:table-row table:style-name="ro1">
          <table:table-cell table:style-name="ce5" table:number-columns-repeated="33"/>
          <table:table-cell table:number-columns-repeated="10"/>
          <table:table-cell table:style-name="ce5" table:number-columns-repeated="5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8" office:value-type="string" calcext:value-type="string" table:number-columns-spanned="4" table:number-rows-spanned="1">
            <text:p>iteration 2</text:p>
          </table:table-cell>
          <table:covered-table-cell table:number-columns-repeated="3"/>
          <table:table-cell table:style-name="ce10" office:value-type="string" calcext:value-type="string">
            <text:p>code</text:p>
          </table:table-cell>
          <table:table-cell/>
          <table:table-cell table:style-name="ce11" office:value-type="string" calcext:value-type="string">
            <text:p>comment</text:p>
          </table:table-cell>
          <table:table-cell/>
          <table:table-cell table:style-name="ce11" office:value-type="string" calcext:value-type="string">
            <text:p>blank</text:p>
          </table:table-cell>
          <table:table-cell/>
          <table:table-cell table:style-name="ce11" office:value-type="string" calcext:value-type="string">
            <text:p>total</text:p>
          </table:table-cell>
          <table:table-cell/>
          <table:table-cell table:style-name="ce5" office:value-type="string" calcext:value-type="string">
            <text:p>methods</text:p>
          </table:table-cell>
          <table:table-cell/>
          <table:table-cell table:style-name="ce4" office:value-type="string" calcext:value-type="string">
            <text:p>LOC Entropy</text:p>
          </table:table-cell>
          <table:table-cell/>
          <table:table-cell table:style-name="ce5" office:value-type="string" calcext:value-type="string">
            <text:p>Method Entropy</text:p>
          </table:table-cell>
          <table:table-cell/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Advisor.java" xlink:type="simple">Advisor.java</text:a></text:p>
          </table:table-cell>
          <table:covered-table-cell table:number-columns-repeated="3"/>
          <table:table-cell table:style-name="ce11" office:value-type="float" office:value="80" calcext:value-type="float">
            <text:p>80</text:p>
          </table:table-cell>
          <table:table-cell/>
          <table:table-cell table:style-name="ce11" office:value-type="float" office:value="21" calcext:value-type="float">
            <text:p>21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/>
          <table:table-cell table:style-name="ce11" table:formula="of:=SUM([.AG22];[.AH22];[.AI22];[.AJ22];[.AK22])" office:value-type="float" office:value="110" calcext:value-type="float">
            <text:p>1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formula="of:=([.AG22]/SUM([.$AG22:.$AG28]))*LOG([.AG22]/SUM([.$AG22:.$AG28]);7)" office:value-type="float" office:value="-0.1174991185" calcext:value-type="float">
            <text:p>-0.1174991185</text:p>
          </table:table-cell>
          <table:table-cell/>
          <table:table-cell table:style-name="ce4" table:formula="of:=([.AO22]/SUM([.$AO$22:.$AO$28]))*LOG([.AO22]/SUM([.$AO$22:.$AO$28]);7)" office:value-type="float" office:value="-0.0840503021850797" calcext:value-type="float">
            <text:p>-0.08405030218508</text:p>
          </table:table-cell>
          <table:table-cell/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Course.java" xlink:type="simple">Course.java</text:a></text:p>
          </table:table-cell>
          <table:covered-table-cell table:number-columns-repeated="3"/>
          <table:table-cell table:style-name="ce11" office:value-type="float" office:value="87" calcext:value-type="float">
            <text:p>8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/>
          <table:table-cell table:style-name="ce11" table:formula="of:=SUM([.AG23];[.AH23];[.AI23];[.AJ23];[.AK23])" office:value-type="float" office:value="112" calcext:value-type="float">
            <text:p>11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formula="of:=([.AG23]/SUM([.$AG22:.$AG28]))*LOG([.AG23]/SUM([.$AG22:.$AG28]);7)" office:value-type="float" office:value="-0.123150328" calcext:value-type="float">
            <text:p>-0.123150328</text:p>
          </table:table-cell>
          <table:table-cell/>
          <table:table-cell table:style-name="ce4" table:formula="of:=([.AO23]/SUM([.$AO$22:.$AO$28]))*LOG([.AO23]/SUM([.$AO$22:.$AO$28]);7)" office:value-type="float" office:value="-0.0840503021850797" calcext:value-type="float">
            <text:p>-0.08405030218508</text:p>
          </table:table-cell>
          <table:table-cell/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Grade.java" xlink:type="simple">Grade.java</text:a></text:p>
          </table:table-cell>
          <table:covered-table-cell table:number-columns-repeated="3"/>
          <table:table-cell table:style-name="ce11" office:value-type="float" office:value="32" calcext:value-type="float">
            <text:p>3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/>
          <table:table-cell table:style-name="ce11" table:formula="of:=SUM([.AG24];[.AH24];[.AI24];[.AJ24];[.AK24])" office:value-type="float" office:value="45" calcext:value-type="float">
            <text:p>4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4" table:formula="of:=([.AG24]/SUM([.$AG22:.$AG28]))*LOG([.AG24]/SUM([.$AG22:.$AG28]);7)" office:value-type="float" office:value="-0.06560232546" calcext:value-type="float">
            <text:p>-0.06560232546</text:p>
          </table:table-cell>
          <table:table-cell/>
          <table:table-cell table:style-name="ce4" table:formula="of:=([.AO24]/SUM([.$AO$22:.$AO$28]))*LOG([.AO24]/SUM([.$AO$22:.$AO$28]);7)" office:value-type="float" office:value="-0.0522024992956262" calcext:value-type="float">
            <text:p>-0.052202499295626</text:p>
          </table:table-cell>
          <table:table-cell/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Student.java" xlink:type="simple">Student.java</text:a></text:p>
          </table:table-cell>
          <table:covered-table-cell table:number-columns-repeated="3"/>
          <table:table-cell table:style-name="ce11" office:value-type="float" office:value="105" calcext:value-type="float">
            <text:p>105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/>
          <table:table-cell table:style-name="ce11" office:value-type="float" office:value="22" calcext:value-type="float">
            <text:p>22</text:p>
          </table:table-cell>
          <table:table-cell/>
          <table:table-cell table:style-name="ce11" table:formula="of:=SUM([.AG25];[.AH25];[.AI25];[.AJ25];[.AK25])" office:value-type="float" office:value="150" calcext:value-type="float">
            <text:p>150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/>
          <table:table-cell table:style-name="ce4" table:formula="of:=([.AG25]/SUM([.$AG22:.$AG28]))*LOG([.AG25]/SUM([.$AG22:.$AG28]);7)" office:value-type="float" office:value="-0.1361023338" calcext:value-type="float">
            <text:p>-0.1361023338</text:p>
          </table:table-cell>
          <table:table-cell/>
          <table:table-cell table:style-name="ce4" table:formula="of:=([.AO25]/SUM([.$AO$22:.$AO$28]))*LOG([.AO25]/SUM([.$AO$22:.$AO$28]);7)" office:value-type="float" office:value="-0.165417495069383" calcext:value-type="float">
            <text:p>-0.165417495069383</text:p>
          </table:table-cell>
          <table:table-cell/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model/StudentTranscript.java" xlink:type="simple">StudentTranscript.java</text:a></text:p>
          </table:table-cell>
          <table:covered-table-cell table:number-columns-repeated="3"/>
          <table:table-cell table:style-name="ce11" office:value-type="float" office:value="43" calcext:value-type="float">
            <text:p>4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/>
          <table:table-cell table:style-name="ce11" table:formula="of:=SUM([.AG26];[.AH26];[.AI26];[.AJ26];[.AK26])" office:value-type="float" office:value="47" calcext:value-type="float">
            <text:p>47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4" table:formula="of:=([.AG26]/SUM([.$AG22:.$AG28]))*LOG([.AG26]/SUM([.$AG22:.$AG28]);7)" office:value-type="float" office:value="-0.08009255881" calcext:value-type="float">
            <text:p>-0.08009255881</text:p>
          </table:table-cell>
          <table:table-cell/>
          <table:table-cell table:style-name="ce4" table:formula="of:=([.AO26]/SUM([.$AO$22:.$AO$28]))*LOG([.AO26]/SUM([.$AO$22:.$AO$28]);7)" office:value-type="float" office:value="-0.127391211557814" calcext:value-type="float">
            <text:p>-0.127391211557814</text:p>
          </table:table-cell>
          <table:table-cell/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system/RegistrationSystem.java" xlink:type="simple">RegistrationSystem.java</text:a></text:p>
          </table:table-cell>
          <table:covered-table-cell table:number-columns-repeated="3"/>
          <table:table-cell table:style-name="ce11" office:value-type="float" office:value="267" calcext:value-type="float">
            <text:p>267</text:p>
          </table:table-cell>
          <table:table-cell/>
          <table:table-cell table:style-name="ce11" office:value-type="float" office:value="107" calcext:value-type="float">
            <text:p>107</text:p>
          </table:table-cell>
          <table:table-cell/>
          <table:table-cell table:style-name="ce11" office:value-type="float" office:value="45" calcext:value-type="float">
            <text:p>45</text:p>
          </table:table-cell>
          <table:table-cell/>
          <table:table-cell table:style-name="ce11" table:formula="of:=SUM([.AG27];[.AH27];[.AI27];[.AJ27];[.AK27])" office:value-type="float" office:value="419" calcext:value-type="float">
            <text:p>419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4" table:formula="of:=([.AG27]/SUM([.$AG22:.$AG28]))*LOG([.AG27]/SUM([.$AG22:.$AG28]);7)" office:value-type="float" office:value="-0.1879933731" calcext:value-type="float">
            <text:p>-0.1879933731</text:p>
          </table:table-cell>
          <table:table-cell/>
          <table:table-cell table:style-name="ce4" table:formula="of:=([.AO27]/SUM([.$AO$22:.$AO$28]))*LOG([.AO27]/SUM([.$AO$22:.$AO$28]);7)" office:value-type="float" office:value="-0.173363637490937" calcext:value-type="float">
            <text:p>-0.173363637490937</text:p>
          </table:table-cell>
          <table:table-cell/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28"/>
          <table:table-cell table:style-name="ce9" office:value-type="string" calcext:value-type="string" table:number-columns-spanned="4" table:number-rows-spanned="1">
            <text:p><text:a xlink:href="about:blank#1/src/main/java/system/University.java" xlink:type="simple">University.java</text:a></text:p>
          </table:table-cell>
          <table:covered-table-cell table:number-columns-repeated="3"/>
          <table:table-cell table:style-name="ce11" office:value-type="float" office:value="196" calcext:value-type="float">
            <text:p>196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/>
          <table:table-cell table:style-name="ce11" office:value-type="float" office:value="34" calcext:value-type="float">
            <text:p>34</text:p>
          </table:table-cell>
          <table:table-cell/>
          <table:table-cell table:style-name="ce11" table:formula="of:=SUM([.AG28];[.AH28];[.AI28];[.AJ28];[.AK28])" office:value-type="float" office:value="241" calcext:value-type="float">
            <text:p>241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/>
          <table:table-cell table:style-name="ce4" table:formula="of:=([.AG28]/SUM([.$AG22:.$AG28]))*LOG([.AG28]/SUM([.$AG22:.$AG28]);7)" office:value-type="float" office:value="-0.1764436583" calcext:value-type="float">
            <text:p>-0.1764436583</text:p>
          </table:table-cell>
          <table:table-cell/>
          <table:table-cell table:style-name="ce4" table:formula="of:=([.AO28]/SUM([.$AO$22:.$AO$28]))*LOG([.AO28]/SUM([.$AO$22:.$AO$28]);7)" office:value-type="float" office:value="-0.186941250407866" calcext:value-type="float">
            <text:p>-0.186941250407866</text:p>
          </table:table-cell>
          <table:table-cell/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30"/>
          <table:table-cell table:number-columns-repeated="2"/>
          <table:table-cell table:style-name="ce6" table:formula="of:=SUM([.AG22:.AG28])" office:value-type="float" office:value="810" calcext:value-type="float">
            <text:p>810</text:p>
          </table:table-cell>
          <table:table-cell/>
          <table:table-cell table:style-name="ce13"/>
          <table:table-cell table:style-name="ce14"/>
          <table:table-cell table:number-columns-repeated="2"/>
          <table:table-cell table:style-name="ce15" table:number-columns-repeated="3"/>
          <table:table-cell/>
          <table:table-cell table:style-name="ce5" table:formula="of:=-SUM([.AQ22:.AQ28])" office:value-type="float" office:value="0.886883696" calcext:value-type="float">
            <text:p>0.886883696</text:p>
          </table:table-cell>
          <table:table-cell/>
          <table:table-cell table:style-name="ce5" table:formula="of:=-SUM([.AS22:.AS28])" office:value-type="float" office:value="0.8734166982" calcext:value-type="float">
            <text:p>0.8734166982</text:p>
          </table:table-cell>
          <table:table-cell/>
          <table:table-cell table:style-name="ce5" table:number-columns-repeated="2"/>
          <table:table-cell table:number-columns-repeated="976"/>
        </table:table-row>
        <table:table-row table:style-name="ro1">
          <table:table-cell table:style-name="ce5" table:number-columns-repeated="48"/>
          <table:table-cell table:number-columns-repeated="976"/>
        </table:table-row>
        <table:table-row table:style-name="ro1" table:number-rows-repeated="967">
          <table:table-cell table:style-name="ce5" table:number-columns-repeated="48"/>
          <table:table-cell table:number-columns-repeated="976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1" meta:object-count="0"/>
    <meta:generator>LibreOfficeDev/6.0.5.2$Linux_X86_64 LibreOffice_project/</meta:generator>
  </office:meta>
</office:document-meta>
</file>